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ListStringFieldTest_private.random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gListStringFieldTest_private.test_list_browserSec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gListStringFieldTest_private.test_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gListStringFieldTest_private.test_list_browserCompt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